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erif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DejaVu Serif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eri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erif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ejaVu Serif"/>
    </style:style>
    <style:style style:name="ce7" style:family="table-cell" style:parent-style-name="Default">
      <style:text-properties style:font-name="DejaVu Seri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2" table:number-columns-repeated="1016" table:default-cell-style-name="ce7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 table:number-columns-spanned="6" table:number-rows-spanned="1">
            <text:p>Inputs</text:p>
          </table:table-cell>
          <table:covered-table-cell table:number-columns-repeated="5" table:style-name="ce1"/>
          <table:table-cell table:style-name="ce1" office:value-type="string" calcext:value-type="string">
            <text:p>Output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office:value-type="string" calcext:value-type="string">
            <text:p>I5</text:p>
          </table:table-cell>
          <table:table-cell table:style-name="ce1" office:value-type="string" calcext:value-type="string">
            <text:p>I4</text:p>
          </table:table-cell>
          <table:table-cell table:style-name="ce1" office:value-type="string" calcext:value-type="string">
            <text:p>I3</text:p>
          </table:table-cell>
          <table:table-cell table:style-name="ce1" office:value-type="string" calcext:value-type="string">
            <text:p>I2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O</text:p>
          </table:table-cell>
          <table:table-cell table:number-columns-repeated="1016"/>
        </table:table-row>
        <table:table-row table:style-name="ro1"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0]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]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]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]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]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]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6]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7]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8]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9]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10]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1]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12]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3]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14]</text:p>
          </table:table-cell>
          <table:table-cell table:number-columns-repeated="10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5]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16]</text:p>
          </table:table-cell>
          <table:table-cell table:number-columns-repeated="10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7]</text:p>
          </table:table-cell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18]</text:p>
          </table:table-cell>
          <table:table-cell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19]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0]</text:p>
          </table:table-cell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21]</text:p>
          </table:table-cell>
          <table:table-cell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2]</text:p>
          </table:table-cell>
          <table:table-cell table:number-columns-repeated="101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23]</text:p>
          </table:table-cell>
          <table:table-cell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4]</text:p>
          </table:table-cell>
          <table:table-cell table:number-columns-repeated="101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25]</text:p>
          </table:table-cell>
          <table:table-cell table:number-columns-repeated="101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6]</text:p>
          </table:table-cell>
          <table:table-cell table:number-columns-repeated="101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27]</text:p>
          </table:table-cell>
          <table:table-cell table:number-columns-repeated="101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28]</text:p>
          </table:table-cell>
          <table:table-cell table:number-columns-repeated="101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29]</text:p>
          </table:table-cell>
          <table:table-cell table:number-columns-repeated="101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30]</text:p>
          </table:table-cell>
          <table:table-cell table:number-columns-repeated="101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1]</text:p>
          </table:table-cell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32]</text:p>
          </table:table-cell>
          <table:table-cell table:number-columns-repeated="101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3]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34]</text:p>
          </table:table-cell>
          <table:table-cell table:number-columns-repeated="101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5]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36]</text:p>
          </table:table-cell>
          <table:table-cell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7]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38]</text:p>
          </table:table-cell>
          <table:table-cell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39]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0]</text:p>
          </table:table-cell>
          <table:table-cell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41]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2]</text:p>
          </table:table-cell>
          <table:table-cell table:number-columns-repeated="101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43]</text:p>
          </table:table-cell>
          <table:table-cell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4]</text:p>
          </table:table-cell>
          <table:table-cell table:number-columns-repeated="101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45]</text:p>
          </table:table-cell>
          <table:table-cell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6]</text:p>
          </table:table-cell>
          <table:table-cell table:number-columns-repeated="101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47]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48]</text:p>
          </table:table-cell>
          <table:table-cell table:number-columns-repeated="101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49]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50]</text:p>
          </table:table-cell>
          <table:table-cell table:number-columns-repeated="101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1]</text:p>
          </table:table-cell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52]</text:p>
          </table:table-cell>
          <table:table-cell table:number-columns-repeated="101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3]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54]</text:p>
          </table:table-cell>
          <table:table-cell table:number-columns-repeated="101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5]</text:p>
          </table:table-cell>
          <table:table-cell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56]</text:p>
          </table:table-cell>
          <table:table-cell table:number-columns-repeated="101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7]</text:p>
          </table:table-cell>
          <table:table-cell table:number-columns-repeated="101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58]</text:p>
          </table:table-cell>
          <table:table-cell table:number-columns-repeated="101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59]</text:p>
          </table:table-cell>
          <table:table-cell table:number-columns-repeated="101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60]</text:p>
          </table:table-cell>
          <table:table-cell table:number-columns-repeated="1016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61]</text:p>
          </table:table-cell>
          <table:table-cell table:number-columns-repeated="101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NIT[62]</text:p>
          </table:table-cell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IT[63]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7:36:46.079000000</meta:creation-date>
    <dc:date>2021-05-11T18:07:49.210000000</dc:date>
    <meta:editing-duration>PT28M11S</meta:editing-duration>
    <meta:editing-cycles>9</meta:editing-cycles>
    <meta:generator>LibreOffice/7.1.1.2$Windows_X86_64 LibreOffice_project/fe0b08f4af1bacafe4c7ecc87ce55bb426164676</meta:generator>
    <meta:print-date>2021-05-11T18:05:22.411000000</meta:print-date>
    <meta:document-statistic meta:table-count="1" meta:cell-count="522" meta:object-count="0"/>
  </office:meta>
</office:document-meta>
</file>